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7eae96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rsid="00810846" officeooo:paragraph-rsid="00810846" style:font-size-asian="14pt" style:font-size-complex="14pt"/>
    </style:style>
    <style:style style:name="P6" style:family="paragraph" style:parent-style-name="Standard">
      <style:text-properties fo:font-size="14pt" officeooo:paragraph-rsid="0091e28d" style:font-size-asian="14pt" style:font-size-complex="14pt"/>
    </style:style>
    <style:style style:name="P7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paragraph-rsid="0091e28d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14pt" officeooo:rsid="0093ee16" officeooo:paragraph-rsid="0093ee16" style:font-size-asian="14pt" style:font-size-complex="14pt"/>
    </style:style>
    <style:style style:name="T1" style:family="text">
      <style:text-properties officeooo:rsid="0091e28d"/>
    </style:style>
    <style:style style:name="T2" style:family="text">
      <style:text-properties officeooo:rsid="0093ee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3"><text:span text:style-name="T2">Work in Progress</text:span>.</text:p>
      <text:p text:style-name="P1">Richard Parker <text:span text:style-name="T2">1.6</text:span>.201<text:span text:style-name="T1">7</text:span></text:p>
      <text:p text:style-name="P7"/>
      <text:p text:style-name="P8">Section 1 – Introduction</text:p>
      <text:p text:style-name="P4"/>
      <text:p text:style-name="P10">Perhaps I am getting old, or perhaps it is just that meataxe64 has reached a large size, but I seem to need a document that I can refer to when I come back to actually do things that I have decided to do, having noticed that it needs doing when doing something else.</text:p>
      <text:p text:style-name="P5"/>
      <text:p text:style-name="P9">Section <text:span text:style-name="T1">2</text:span> – <text:span text:style-name="T2">Programs, functions and mezzanine.</text:span></text:p>
      <text:p text:style-name="P6"/>
      <text:p text:style-name="P10">The idea in the end is that programs are user-facing programs that actually do no work, but just call the relevant functions to do the job. <text:s/>The simplest programs (zad zfr ze3 etc.) can work by just doing the job - it is only when multiple cores and/or disk-chopping are needed - particularly ztr, ziv, zsp, znu, zsb - that the other layers may be needed.</text:p>
      <text:p text:style-name="P10">The f-functions are the layer at which disk chopping occurs. <text:s/>They work in one of two ways, depending on whether the function also needs multi-core or not. <text:s/>For those that do not, it is the f-function that actually does the work. <text:s/>I think this is just transpose ftra at the moment, but once we attempt a disk-chopped echelize (e.g. for invert) we will also need the other bit-string related things to be available somehow</text:p>
      <text:p text:style-name="P10">The mezzanine functions are just multiply and echelize. <text:s/>These work with single files and are pretty much written, except that echelize needs the Gabi/Alice upgr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7-06-01T03:22:43.059029379</dc:date>
    <meta:editing-duration>P4DT5H19M5S</meta:editing-duration>
    <meta:editing-cycles>406</meta:editing-cycles>
    <meta:generator>LibreOffice/5.1.6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1" meta:paragraph-count="9" meta:word-count="234" meta:character-count="1327" meta:non-whitespace-character-count="1095"/>
  </office:meta>
</office:document-meta>
</file>